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61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0.901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1.4429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6339in"/>
    </style:style>
    <style:style style:name="co8" style:family="table-column">
      <style:table-column-properties fo:break-before="auto" style:column-width="0.8634in"/>
    </style:style>
    <style:style style:name="co9" style:family="table-column">
      <style:table-column-properties fo:break-before="auto" style:column-width="0.8165in"/>
    </style:style>
    <style:style style:name="co10" style:family="table-column">
      <style:table-column-properties fo:break-before="auto" style:column-width="2.0189in"/>
    </style:style>
    <style:style style:name="co11" style:family="table-column">
      <style:table-column-properties fo:break-before="auto" style:column-width="2.0402in"/>
    </style:style>
    <style:style style:name="co12" style:family="table-column">
      <style:table-column-properties fo:break-before="auto" style:column-width="1.2472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1.0874in"/>
    </style:style>
    <style:style style:name="co16" style:family="table-column">
      <style:table-column-properties fo:break-before="auto" style:column-width="1.0752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0.9035in"/>
    </style:style>
    <style:style style:name="co20" style:family="table-column">
      <style:table-column-properties fo:break-before="auto" style:column-width="1.1929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2.9091in"/>
    </style:style>
    <style:style style:name="co23" style:family="table-column">
      <style:table-column-properties fo:break-before="auto" style:column-width="1.9335in"/>
    </style:style>
    <style:style style:name="co24" style:family="table-column">
      <style:table-column-properties fo:break-before="auto" style:column-width="1.461in"/>
    </style:style>
    <style:style style:name="co25" style:family="table-column">
      <style:table-column-properties fo:break-before="auto" style:column-width="2.6516in"/>
    </style:style>
    <style:style style:name="co26" style:family="table-column">
      <style:table-column-properties fo:break-before="auto" style:column-width="4.678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139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2">
          <table:error-message table:message-type="stop" table:display="true"/>
        </table:content-validation>
        <table:content-validation table:name="val2" table:condition="of:cell-content-is-in-list(&quot;exposeren&quot;;&quot;depot&quot;;&quot;parts&quot;;&quot;afstoten&quot;;&quot;scrap&quot;)" table:allow-empty-cell="true" table:display-list="unsorted" table:base-cell-address="'result-16'.D3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8" table:number-columns-repeated="996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 office:value-type="string" calcext:value-type="string">
            <text:p>parts</text:p>
          </table:table-cell>
          <table:table-cell table:number-columns-repeated="2"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 office:value-type="string" calcext:value-type="string">
            <text:p>afstot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lcomp 103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9"/>
          <table:table-cell office:value-type="string" calcext:value-type="string">
            <text:p>Bestand:Hardware Acorn BBC 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Electr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P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//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 plu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pp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30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Commodore C128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ITT 20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Synertek SYM-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Multitech MPF-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CL OP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itor ///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Lisa 2/1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Apple Powerbook 1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260S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iga 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Amiga 200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erver 700-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Station TurboColor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NeXT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udio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XT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2" office:value-type="string" calcext:value-type="string">
            <text:p>F1 monito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CS W8 80/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</text:p>
          </table:table-cell>
          <table:table-cell table:content-validation-name="val1"/>
          <table:table-cell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 office:value-type="string" calcext:value-type="string">
            <text:p>Atari 520ST</text:p>
          </table:table-cell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Asi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Portab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paq SLT286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1 NT</text:p>
          </table:table-cell>
          <table:table-cell table:content-validation-name="val1"/>
          <table:table-cell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Mega 1 NT</text:p>
          </table:table-cell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livetti PCS 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</text:p>
          </table:table-cell>
          <table:table-cell table:content-validation-name="val1"/>
          <table:table-cell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rget Gempow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Tandy TRS-80 Model 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strad PPC6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file 60 NT</text:p>
          </table:table-cell>
          <table:table-cell table:content-validation-name="val1"/>
          <table:table-cell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mstrad PPC6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Apricot F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Compaq Portable 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C X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Kangaro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1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vocent D51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M2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-7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ndwell Model 1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Toshiba T1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rroughs C 3262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aser XT/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tari Portfoli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corn Archimedes 4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 table:number-columns-repeated="2"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NSLU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Psion Series 7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ntronics 730-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Psion Series 7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non CDS-4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tation 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Digital DEC3000 4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Digital Multia Alph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HP 85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Programma 1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nita mk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Tektronix 400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Friden Computyper typ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Friden Computyper SW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D51S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02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IBM Selectr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14 KT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type ASR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Digital DECmate I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100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 table:number-columns-repeated="2"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3"/>
          <table:table-cell office:value-type="string" calcext:value-type="string">
            <text:p>Bestand:Hardware Digital Personal DECstation 5000/3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Challenge 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70-19044-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igo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3"/>
          <table:table-cell office:value-type="string" calcext:value-type="string">
            <text:p>Bestand:Hardware SGI Iris Indigo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4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Iris Indigo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RS-80 MC-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Sharp MZ-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Lexitron videotype 9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HP Apollo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 M712/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Digital PDP-8f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Ma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Macintosh Performa 5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Apple iMac Graph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RS6000 E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500B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 F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XBV-S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IBM Xseries 23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otorola Powersta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Apple Newton Messagepad 1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Sun Ultra 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Fujitsu fi62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4000-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SEACT-A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InfoServer 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MicroVAX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Digital MicroVAX 31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MicroVAX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 11/7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AXstatio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L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epotP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P7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3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45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oshiba Satellite 100C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Wang PC-s1-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mstrad/Schneider CPC-46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Epson PX-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systeem 6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Holborn 91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Kaypro 4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Osborne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Philips VG-8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46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ynatech DPD-8-8 Dynapad Dynapac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chneider CPC-612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GT-15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inclair Spectrum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oshiba HX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?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dler Tipp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S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pple 400k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1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Digital DEREP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2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SGI Indy (2)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3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P Industrial Electronics Ltd. XR16 Production Programm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Digital BA23-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tari SH2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tari SM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45849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700/9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7550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Barco GD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8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3"/>
          <table:table-cell office:value-type="string" calcext:value-type="string">
            <text:p>Bestand:Hardware Calcomp 2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sio FX-702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1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CRDS HD11-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53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modore CBM 829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20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Commodore CBM 8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mterm Polyte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C5686B/Q1553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CE CPT 86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atalux Microtyp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DERE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xw66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Unibus Qbus VME etc. cards (sortable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Digital Correspondent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15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Corresponden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DECwriter III (LA120)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5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Digital LA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UXserver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Rainbo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Digital RL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8530-02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8573-06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TU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9331 01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DM12N50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3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national Computers Limited (ICL) N/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 table:number-columns-repeated="2"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10"/>
          <table:table-cell office:value-type="string" calcext:value-type="string">
            <text:p>Bestand:Hardware Digital VXT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Digital VXT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xidy Sorcerer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G E2441TX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Fujitsu Swallow (5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 table:number-columns-repeated="2"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GNT 46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2e / PM2E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vingston Enterprises Inc. PortMaster 2e / PM2Ei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ISDN Office Router (OR-ST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H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L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4 Data 9914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HP 15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intosh M0001A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ge SmartRAM Plu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cropolis Microdisk L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82913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8N-213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HP 9122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91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0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5L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9000-2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2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SureStore Optical 401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4000A / 140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XT N4005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Husky Tita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319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51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Personal Computer Color Display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system/3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Lear Siegler ADM 3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Kennedy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 table:number-columns-repeated="2"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Lear Siegler ADM 3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land DXY-88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NEC Multisync 5FG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l Computer 2003 07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CE CPT 85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marck TOP 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Olivetti A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vetti M1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Quadern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Osborne Model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5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 B006</text:p>
          </table:table-cell>
          <table:table-cell table:content-validation-name="val1"/>
          <table:table-cell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CDD522/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B003B</text:p>
          </table:table-cell>
          <table:table-cell table:content-validation-name="val1"/>
          <table:table-cell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DMP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Sharp CE-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37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lipstream Professional X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ony SDX-D70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386i/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un Java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9"/>
          <table:table-cell office:value-type="string" calcext:value-type="string">
            <text:p>Bestand:Hardware Sun Java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unblade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1"/>
          <table:table-cell office:value-type="string" calcext:value-type="string">
            <text:p>Bestand:Hardware Tandberg TDC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berg TDC38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 table:number-columns-repeated="2"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 weg?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andy TRS-80 Model 1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0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ktronix 4951 Joyst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eletype ASR4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exas Instruments SilentWriter 7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xas Instruments SR-51-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9"/>
          <table:table-cell office:value-type="string" calcext:value-type="string">
            <text:p>Bestand:Hardware Wang 2200-S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 table:number-columns-repeated="2"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Is weg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ak 851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8512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3532-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ectrex 3000-GI EUR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/></text:p>
          </table:table-cell>
          <table:table-cell table:content-validation-name="val1"/>
          <table:table-cell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ybox</text:p>
          </table:table-cell>
          <table:table-cell table:content-validation-name="val1"/>
          <table:table-cell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/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 table:number-rows-repeated="936">
          <table:table-cell/>
          <table:table-cell table:content-validation-name="val1"/>
          <table:table-cell table:number-columns-repeated="1021"/>
        </table:table-row>
        <table:table-row table:style-name="ro1" table:number-rows-repeated="10472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x_fotos" table:style-name="ta1"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table:formula="of:=MAX([$'result-16'.D$1:$'result-16'.D$1048576])" office:value-type="float" office:value="42001128" calcext:value-type="float">
            <text:p>420011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loud.metro.cx/s/pXCA6W6WFpLwwBS</text:p>
          </table:table-cell>
          <table:table-cell/>
        </table:table-row>
      </table:table>
      <table:named-expressions/>
      <table:database-ranges>
        <table:database-range table:name="__Anonymous_Sheet_DB__0" table:target-range-address="'result-16'.A1:'result-16'.Q429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08:24:24.084723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20T08:24:49.430016366</dc:date>
    <meta:editing-duration>PT4H5M48S</meta:editing-duration>
    <meta:editing-cycles>43</meta:editing-cycles>
    <meta:document-statistic meta:table-count="2" meta:cell-count="5165" meta:object-count="0"/>
  </office:meta>
</office:document-meta>
</file>